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13.3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-bottom="none" fo:background-color="#3399ff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35cm solid #000000" fo:border-right="none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cffff" fo:wrap-option="wrap" fo:border-left="0.035cm solid #000000" fo:border-right="none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88cm solid #000000" fo:wrap-option="wrap" fo:border-left="0.035cm solid #000000" fo:border-right="none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88cm solid #000000" fo:background-color="#ccffff" fo:wrap-option="wrap" fo:border-left="0.035cm solid #000000" fo:border-right="none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035cm solid #000000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99cc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order-bottom="0.088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88cm solid #000000" fo:background-color="#ccffff" fo:wrap-option="wrap" fo:border-left="none" fo:border-right="none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0.088cm solid #000000" fo:border-top="0.035cm solid #000000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ackground-color="#99ccff" style:text-align-source="fix" style:repeat-content="false" fo:wrap-option="wrap" fo:border-left="none" fo:border-right="0.088cm solid #000000" fo:border-top="none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none" fo:border-right="0.088cm solid #000000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ccffff" fo:wrap-option="wrap" fo:border-left="none" fo:border-right="0.088cm solid #000000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88cm solid #000000" fo:wrap-option="wrap" fo:border-left="none" fo:border-right="0.088cm solid #000000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88cm solid #000000" fo:background-color="#ccffff" fo:wrap-option="wrap" fo:border-left="none" fo:border-right="0.088cm solid #000000" fo:border-top="non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3" table:number-rows-spanned="1">
            <text:p>Backend</text:p>
          </table:table-cell>
          <table:covered-table-cell table:style-name="ce10"/>
          <table:covered-table-cell table:style-name="ce20"/>
          <table:table-cell table:number-columns-repeated="1021"/>
        </table:table-row>
        <table:table-row table:style-name="ro3">
          <table:table-cell table:style-name="ce3" office:value-type="string">
            <text:p>Librairie</text:p>
          </table:table-cell>
          <table:table-cell table:style-name="ce11" office:value-type="string">
            <text:p>Version</text:p>
          </table:table-cell>
          <table:table-cell table:style-name="ce21" office:value-type="string">
            <text:p>Rôle / description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Flask</text:p>
          </table:table-cell>
          <table:table-cell table:style-name="ce12" office:value-type="date" office:date-value="2002-01-03">
            <text:p>03/01/02</text:p>
          </table:table-cell>
          <table:table-cell table:style-name="ce22" office:value-type="string">
            <text:p>Framework web : API REST (routes jeu, auth, replay, health).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Flask-CORS</text:p>
          </table:table-cell>
          <table:table-cell table:style-name="ce13" office:value-type="string">
            <text:p>6.0.1</text:p>
          </table:table-cell>
          <table:table-cell table:style-name="ce23" office:value-type="string">
            <text:p>Gestion des en-têtes CORS pour les appels depuis le frontend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numpy</text:p>
          </table:table-cell>
          <table:table-cell table:style-name="ce14" office:value-type="string">
            <text:p>2.4.2 / 2.2.3*</text:p>
          </table:table-cell>
          <table:table-cell table:style-name="ce22" office:value-type="string">
            <text:p>Calculs numériques (observations, récompenses, masques d’actions).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orch</text:p>
          </table:table-cell>
          <table:table-cell table:style-name="ce15" office:value-type="date" office:date-value="2001-05-02">
            <text:p>02/05/01</text:p>
          </table:table-cell>
          <table:table-cell table:style-name="ce23" office:value-type="string">
            <text:p>Inférence des modèles IA (PvEController), entraînement (SB3 sous le capot)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orchaudio</text:p>
          </table:table-cell>
          <table:table-cell table:style-name="ce12" office:value-type="date" office:date-value="2001-05-02">
            <text:p>02/05/01</text:p>
          </table:table-cell>
          <table:table-cell table:style-name="ce22" office:value-type="string">
            <text:p>Dépendance de l’écosystème PyTorch (pas d’usage direct dans le code).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orchvision</text:p>
          </table:table-cell>
          <table:table-cell table:style-name="ce13" office:value-type="string">
            <text:p>0.20.1</text:p>
          </table:table-cell>
          <table:table-cell table:style-name="ce23" office:value-type="string">
            <text:p>Idem, dépendance PyTorch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gymnasium</text:p>
          </table:table-cell>
          <table:table-cell table:style-name="ce12" office:value-type="date" office:date-value="2001-01-01">
            <text:p>01/01/01</text:p>
          </table:table-cell>
          <table:table-cell table:style-name="ce22" office:value-type="string">
            <text:p>Environnement RL : moteur (W40KEngine) hérite de gym.Env.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table-baselines3</text:p>
          </table:table-cell>
          <table:table-cell table:style-name="ce15" office:value-type="date" office:date-value="2000-06-02">
            <text:p>02/06/00</text:p>
          </table:table-cell>
          <table:table-cell table:style-name="ce23" office:value-type="string">
            <text:p>Algorithmes RL (PPO, DQN, callbacks, VecEnv, Monitor).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sb3-contrib</text:p>
          </table:table-cell>
          <table:table-cell table:style-name="ce16" office:value-type="date" office:date-value="2000-06-02">
            <text:p>02/06/00</text:p>
          </table:table-cell>
          <table:table-cell table:style-name="ce24" office:value-type="string">
            <text:p>MaskablePPO et ActionMasker pour les actions contraintes.</text:p>
          </table:table-cell>
          <table:table-cell table:number-columns-repeated="1021"/>
        </table:table-row>
        <table:table-row table:style-name="ro4">
          <table:table-cell table:style-name="ce7" office:value-type="string" table:number-columns-spanned="3" table:number-rows-spanned="1">
            <text:p>* requirements.runtime.txt indique pandas 2.2.3 ; la version numpy peut varier selon le fichier.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4">
          <table:table-cell table:style-name="ce7" office:value-type="string" table:number-columns-spanned="3" table:number-rows-spanned="1">
            <text:p>Utilisées en plus dans le code mais pas dans requirements.runtime.txt :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4">
          <table:table-cell table:style-name="ce7" office:value-type="string" table:number-columns-spanned="3" table:number-rows-spanned="1">
            <text:p>tensorboard : utilisée via torch.utils.tensorboard.SummaryWriter dans ai/metrics_tracker.py (donc fournie par torch).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4">
          <table:table-cell table:style-name="ce7" office:value-type="string" table:number-columns-spanned="3" table:number-rows-spanned="1">
            <text:p>tqdm : barres de progression dans ai/train.py et ai/multi_agent_trainer.py (à ajouter en dépendance si tu veux une liste complète).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3" table:number-rows-spanned="1">
            <text:p>Frontend</text:p>
          </table:table-cell>
          <table:covered-table-cell table:style-name="ce10"/>
          <table:covered-table-cell table:style-name="ce20"/>
          <table:table-cell table:number-columns-repeated="1021"/>
        </table:table-row>
        <table:table-row table:style-name="ro3">
          <table:table-cell table:style-name="ce3" office:value-type="string">
            <text:p>Librairie</text:p>
          </table:table-cell>
          <table:table-cell table:style-name="ce11" office:value-type="string">
            <text:p>Version</text:p>
          </table:table-cell>
          <table:table-cell table:style-name="ce21" office:value-type="string">
            <text:p>Rôle / description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react</text:p>
          </table:table-cell>
          <table:table-cell table:style-name="ce17" office:value-type="string">
            <text:p>^19.1.1</text:p>
          </table:table-cell>
          <table:table-cell table:style-name="ce22" office:value-type="string">
            <text:p>Bibliothèque UI : composants, hooks, état.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-dom</text:p>
          </table:table-cell>
          <table:table-cell table:style-name="ce18" office:value-type="string">
            <text:p>^19.1.1</text:p>
          </table:table-cell>
          <table:table-cell table:style-name="ce23" office:value-type="string">
            <text:p>Rendu React dans le DOM (y compris createPortal dans GameLog)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react-router-dom</text:p>
          </table:table-cell>
          <table:table-cell table:style-name="ce17" office:value-type="string">
            <text:p>^7.8.2</text:p>
          </table:table-cell>
          <table:table-cell table:style-name="ce22" office:value-type="string">
            <text:p>Routage (Routes.tsx) : /auth, /game, /replay, redirections, guards.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pixi.js-legacy</text:p>
          </table:table-cell>
          <table:table-cell table:style-name="ce19" office:value-type="string">
            <text:p>^7.4.3</text:p>
          </table:table-cell>
          <table:table-cell table:style-name="ce25" office:value-type="string">
            <text:p>Rendu 2D du plateau hex, unités, objectifs (BoardDisplay, UnitRenderer).</text:p>
          </table:table-cell>
          <table:table-cell table:number-columns-repeated="1021"/>
        </table:table-row>
        <table:table-row table:style-name="ro1">
          <table:table-cell table:style-name="ce9" office:value-type="string" table:number-columns-spanned="3" table:number-rows-spanned="1">
            <text:p>DevDependencies (build / outil, pas dans le bundle final exposé) :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9" office:value-type="string" table:number-columns-spanned="3" table:number-rows-spanned="1">
            <text:p>vite (^7.1.2) : build et dev server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9" office:value-type="string" table:number-columns-spanned="3" table:number-rows-spanned="1">
            <text:p>typescript (~5.8.3) : typage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9" office:value-type="string" table:number-columns-spanned="3" table:number-rows-spanned="1">
            <text:p>@vitejs/plugin-react (^5.0.0) : support React pour Vite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9" office:value-type="string" table:number-columns-spanned="3" table:number-rows-spanned="1">
            <text:p>tailwindcss (^4.1.13), postcss, autoprefixer : styles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9" office:value-type="string" table:number-columns-spanned="3" table:number-rows-spanned="1">
            <text:p>eslint, typescript-eslint, @biomejs/biome : lint / format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9" office:value-type="string" table:number-columns-spanned="3" table:number-rows-spanned="1">
            <text:p>@types/react, @types/react-dom : types pour React.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7">07/03/2026</text:date>, <text:time>21:1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</meta:initial-creator>
    <meta:creation-date>2026-03-07T21:11:17.70</meta:creation-date>
    <dc:date>2026-03-07T21:19:46.12</dc:date>
    <dc:creator>Greg </dc:creator>
    <meta:editing-duration>PT8M28S</meta:editing-duration>
    <meta:editing-cycles>2</meta:editing-cycles>
    <meta:generator>OpenOffice/4.1.16$Win32 OpenOffice.org_project/4116m3$Build-9816</meta:generator>
    <meta:document-statistic meta:table-count="3" meta:cell-count="58" meta:object-count="0"/>
  </office:meta>
</office:document-meta>
</file>